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472cm" fo:min-width="4.17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472cm" fo:min-width="4.80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35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0.624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03cm" draw:marker-end="Arrowheads_20_1" draw:marker-end-width="0.305cm" draw:fill="none" draw:fill-color="#000000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976cm" fo:min-width="4.773cm"/>
      <style:paragraph-properties style:writing-mode="lr-tb"/>
    </style:style>
    <style:style style:name="gr7" style:family="graphic" style:parent-style-name="standard">
      <style:graphic-properties svg:stroke-color="#000000" draw:fill-color="#4b8bbe" draw:textarea-horizontal-align="justify" draw:textarea-vertical-align="middle" draw:auto-grow-height="false" fo:min-height="1.338cm" fo:min-width="2.35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" style:family="paragraph">
      <loext:graphic-properties draw:fill-color="#4b8bbe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3.81cm" svg:x="1cm" svg:y="1cm">
          <text:p text:style-name="P1"><text:span text:style-name="T1">Identifia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97cm" svg:height="3.81cm" svg:x="6.08cm" svg:y="1cm">
          <text:p text:style-name="P1"><text:span text:style-name="T1">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857cm" svg:height="1.588cm" svg:x="7.35cm" svg:y="2.269cm">
          <text:p text:style-name="P1"><text:span text:style-name="T1">Type: int</text:span></text:p>
          <text:p text:style-name="P1"><text:span text:style-name="T1">Valeur: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1.588cm" svg:height="1.588cm" svg:x="2.587cm" svg:y="2.27cm">
          <text:p text:style-name="P3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4.175cm" svg:y1="3.064cm" svg:x2="7.35cm" svg:y2="3.063cm" draw:start-shape="id1" draw:start-glue-point="10" draw:end-shape="id2" draw:end-glue-point="3" svg:d="M4175 3064c2382 0 795-1 3175-1" svg:viewBox="0 0 3176 2">
          <text:p/>
        </draw:connector>
        <draw:custom-shape draw:style-name="gr1" draw:text-style-name="P2" draw:layer="layout" svg:width="4.762cm" svg:height="3.81cm" svg:x="14.652cm" svg:y="4.81cm">
          <text:p text:style-name="P1"><text:span text:style-name="T1">Identifia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397cm" svg:height="6.35cm" svg:x="19.732cm" svg:y="4.81cm">
          <text:p text:style-name="P1"><text:span text:style-name="T1">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2.857cm" svg:height="1.588cm" svg:x="21.002cm" svg:y="6.079cm">
          <text:p text:style-name="P1"><text:span text:style-name="T1">Type: int</text:span></text:p>
          <text:p text:style-name="P1"><text:span text:style-name="T1">Valeur: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1.588cm" svg:height="1.588cm" svg:x="16.239cm" svg:y="6.08cm">
          <text:p text:style-name="P3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7.827cm" svg:y1="6.874cm" svg:x2="21.002cm" svg:y2="6.873cm" draw:start-shape="id3" draw:start-glue-point="10" draw:end-shape="id4" draw:end-glue-point="3" svg:d="M17827 6874c2382 0 795-1 3175-1" svg:viewBox="0 0 3176 2">
          <text:p/>
        </draw:connector>
        <draw:custom-shape draw:style-name="gr7" draw:text-style-name="P7" draw:layer="layout" svg:width="2.857cm" svg:height="1.588cm" svg:x="21.002cm" svg:y="8.619cm">
          <text:p text:style-name="P6"><text:span text:style-name="T2">Type: int</text:span></text:p>
          <text:p text:style-name="P6"><text:span text:style-name="T2">Valeur: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62cm" svg:height="3.81cm" svg:x="1cm" svg:y="8.62cm">
          <text:p text:style-name="P1"><text:span text:style-name="T1">Identifia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97cm" svg:height="3.81cm" svg:x="6.08cm" svg:y="8.62cm">
          <text:p text:style-name="P1"><text:span text:style-name="T1">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57cm" svg:height="1.588cm" svg:x="7.35cm" svg:y="9.889cm">
          <text:p text:style-name="P1"><text:span text:style-name="T1">Type: int</text:span></text:p>
          <text:p text:style-name="P1"><text:span text:style-name="T1">Valeur: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62cm" svg:height="3.81cm" svg:x="1cm" svg:y="13.065cm">
          <text:p text:style-name="P1"><text:span text:style-name="T1">Identifia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97cm" svg:height="3.81cm" svg:x="6.08cm" svg:y="13.065cm">
          <text:p text:style-name="P1"><text:span text:style-name="T1">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7T16:59:12.413000000</dc:date>
    <dc:creator>Arnaud COUTURIER</dc:creator>
    <meta:editing-duration>PT21H22M54S</meta:editing-duration>
    <meta:editing-cycles>36</meta:editing-cycles>
    <meta:generator>LibreOffice/7.3.3.2$Windows_X86_64 LibreOffice_project/d1d0ea68f081ee2800a922cac8f79445e4603348</meta:generator>
    <meta:document-statistic meta:object-count="16"/>
  </office:meta>
</office:document-meta>
</file>